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28f73" officeooo:paragraph-rsid="00028f73"/>
    </style:style>
    <style:style style:name="P2" style:family="paragraph" style:parent-style-name="Header">
      <style:text-properties officeooo:paragraph-rsid="0005b14f"/>
    </style:style>
    <style:style style:name="P3" style:family="paragraph" style:parent-style-name="Heading_20_3">
      <style:text-properties officeooo:rsid="0005b14f" officeooo:paragraph-rsid="0005b14f"/>
    </style:style>
    <style:style style:name="P4" style:family="paragraph" style:parent-style-name="Heading_20_3">
      <style:text-properties officeooo:rsid="000791a2" officeooo:paragraph-rsid="000791a2"/>
    </style:style>
    <style:style style:name="P5" style:family="paragraph" style:parent-style-name="Heading_20_3">
      <style:text-properties officeooo:rsid="00079598" officeooo:paragraph-rsid="00079598"/>
    </style:style>
    <style:style style:name="P6" style:family="paragraph" style:parent-style-name="Text_20_body">
      <style:text-properties officeooo:paragraph-rsid="0005b14f"/>
    </style:style>
    <style:style style:name="P7" style:family="paragraph" style:parent-style-name="Text_20_body">
      <style:text-properties officeooo:paragraph-rsid="00079598"/>
    </style:style>
    <style:style style:name="P8" style:family="paragraph" style:parent-style-name="Text_20_body">
      <style:paragraph-properties fo:margin-top="0in" fo:margin-bottom="0in" loext:contextual-spacing="true" fo:line-height="200%" fo:text-align="center" style:justify-single-word="false" fo:break-before="page"/>
      <style:text-properties officeooo:rsid="00028f73" officeooo:paragraph-rsid="00028f73"/>
    </style:style>
    <style:style style:name="P9" style:family="paragraph" style:parent-style-name="Text_20_body">
      <style:paragraph-properties fo:margin-top="0in" fo:margin-bottom="0.1in" loext:contextual-spacing="true"/>
      <style:text-properties officeooo:paragraph-rsid="000791a2"/>
    </style:style>
    <style:style style:name="P10" style:family="paragraph" style:parent-style-name="Text_20_body">
      <style:paragraph-properties fo:margin-top="0in" fo:margin-bottom="0.1in" loext:contextual-spacing="true"/>
      <style:text-properties officeooo:paragraph-rsid="00079598"/>
    </style:style>
    <style:style style:name="T1" style:family="text">
      <style:text-properties officeooo:rsid="00028f73"/>
    </style:style>
    <style:style style:name="T2" style:family="text">
      <style:text-properties officeooo:rsid="0005b14f"/>
    </style:style>
    <style:style style:name="T3" style:family="text">
      <style:text-properties officeooo:rsid="00062ec7"/>
    </style:style>
    <style:style style:name="T4" style:family="text">
      <style:text-properties officeooo:rsid="000791a2"/>
    </style:style>
    <style:style style:name="T5" style:family="text">
      <style:text-properties officeooo:rsid="000795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Male Fiddler Crabs Demonstrate Aggressive </text:p>
      <text:p text:style-name="Subtitle">Behavior in the Presence of Other Males</text:p>
      <text:h text:style-name="P3" text:outline-level="3">Introduction</text:h>
      <text:p text:style-name="P6"><text:tab/><text:span text:style-name="T3">Fiddler crabs are very different than more common crustations like the dungeness crab. While different species of Uca vary greatly in appearance, males of each species has a greatly enlarged claw. This claw likely evolved over time due to female preference, considering that the enlarged claw puts the crabs off-balance and provides little advantage for survivability. </text:span><text:span text:style-name="T4">Considering this, it’s reasonable to assume that Uca may also exhibit unique social behavior. It’s known that males will wave and display their claw to attract females. Another notable behavior is seen when a male raises its claw above its head at competing males. In this report, I will attempt to determine if males do this to show dominance over males by testing the hypothesis that males are more likely to raise their head and claw if in the presence of both a male and female.</text:span></text:p>
      <text:h text:style-name="P4" text:outline-level="3">Methods</text:h>
      <text:p text:style-name="P9"><text:tab/><text:span text:style-name="T4">6 aquariums were prepared for the crabs. Each was filled with a layer of sand and water to simulate the crab’s natural environment. In half of the aquariums, one male and one female was placed. The other half had two males and one female. </text:span><text:span text:style-name="T5">For initial observations, 3 additional aquariums were filled grouped as only males, only females, and mixed. Notable behaviors were used to construct an ethogram (two behaviors being raising claw and head). Once the behaviors could be easily identified, the initial 6 aquariums were used exclusively.</text:span></text:p>
      <text:p text:style-name="P10"><text:span text:style-name="T5"><text:tab/>Each aquarium was watched for 10 minutes, during which the count of the target behavior was recorded. These counts were compared across the aquariums with one and two males using a basic T-test.</text:span></text:p>
      <text:h text:style-name="P5" text:outline-level="3">Results</text:h>
      <text:p text:style-name="P7"><text:tab/></text:p>
      <text:p text:style-name="P8">Title of Pap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28f73" officeooo:paragraph-rsid="00028f73"/>
    </style:style>
    <style:style style:name="MP2" style:family="paragraph" style:parent-style-name="Header">
      <style:text-properties officeooo:paragraph-rsid="0005b14f"/>
    </style:style>
    <style:style style:name="MT1" style:family="text">
      <style:text-properties officeooo:rsid="0005b14f"/>
    </style:style>
    <style:style style:name="MT2" style:family="text">
      <style:text-properties officeooo:rsid="00028f73"/>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TITLE OF PAPER<text:tab/><text:tab/><text:page-number text:select-page="current">2</text:page-number></text:p>
      </style:header>
      <loext:header-first>
        <text:p text:style-name="MP2"><text:span text:style-name="MT1">Male Fiddler Crabs in the Presence of Other Males<text:tab/></text:span><text:span text:style-name="MT2"><text:tab/></text:span><text:span text:style-name="MT2"><text:page-number text:select-page="current">1</text:page-number></text:span></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6T22:55:39.843078507</meta:creation-date>
    <dc:date>2020-10-16T23:56:45.109983040</dc:date>
    <meta:editing-duration>PT18M4S</meta:editing-duration>
    <meta:editing-cycles>2</meta:editing-cycles>
    <meta:generator>LibreOffice/6.4.6.2$Linux_X86_64 LibreOffice_project/40$Build-2</meta:generator>
    <meta:document-statistic meta:table-count="0" meta:image-count="0" meta:object-count="0" meta:page-count="2" meta:paragraph-count="12" meta:word-count="296" meta:character-count="1778" meta:non-whitespace-character-count="1486"/>
  </office:meta>
</office:document-meta>
</file>